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8A000000956E899E3E.png" manifest:media-type=""/>
  <manifest:file-entry manifest:full-path="Pictures/100000000000018A00000095ED0C1F95.png" manifest:media-type=""/>
  <manifest:file-entry manifest:full-path="Pictures/100000000000014F00000149234B08AC.png" manifest:media-type=""/>
  <manifest:file-entry manifest:full-path="Pictures/100002010000042200000272F4CD1E6C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179cm, 1.701cm, 0cm, 12.831cm)" draw:image-opacity="100%" style:mirror="none"/>
    </style:style>
    <style:style style:name="gr2" style:family="graphic" style:parent-style-name="standard">
      <style:graphic-properties svg:stroke-width="0.02cm" svg:stroke-color="#000000" draw:marker-start-width="0.23cm" draw:marker-end-width="0.23cm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3" style:family="graphic" style:parent-style-name="standard">
      <style:graphic-properties draw:stroke="none" draw:fill="none" draw:textarea-horizontal-align="center" draw:textarea-vertical-align="middle" draw:shadow="visible" draw:shadow-offset-x="0.1cm" draw:shadow-offset-y="0.1cm" draw:shadow-color="#808080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80" draw:fill="gradient" draw:fill-color="#ffdcd7" draw:fill-gradient-name="Linear_20_blue_2f_white" draw:opacity-name="Transparency_20_3" draw:textarea-horizontal-align="center" draw:textarea-vertical-align="middle" draw:auto-grow-height="false" fo:min-height="0cm" fo:min-width="0cm" draw:shadow="hidden"/>
    </style:style>
    <style:style style:name="gr5" style:family="graphic" style:parent-style-name="standard">
      <style:graphic-properties draw:stroke="none" draw:fill="gradient" draw:fill-gradient-name="Blanc-Taronja" draw:opacity-name="Transparency_20_4" draw:textarea-vertical-align="middle" draw:auto-grow-height="false" fo:min-height="0cm" fo:min-width="0cm"/>
    </style:style>
    <style:style style:name="gr6" style:family="graphic" style:parent-style-name="standard">
      <style:graphic-properties draw:stroke="none" draw:fill="gradient" draw:fill-gradient-name="Blanc-Verd" draw:opacity-name="Transparency_20_4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80" fo:text-shadow="1pt 1pt" fo:font-weight="bold" style:font-weight-asian="bold" style:font-weight-complex="bold"/>
    </style:style>
    <style:style style:name="P3" style:family="paragraph">
      <style:paragraph-properties fo:text-align="center"/>
      <style:text-properties fo:color="#cc6633" fo:text-shadow="1pt 1pt" fo:font-weight="bold" style:font-weight-asian="bold" style:font-weight-complex="bold"/>
    </style:style>
    <style:style style:name="P4" style:family="paragraph">
      <style:paragraph-properties fo:text-align="center"/>
      <style:text-properties fo:color="#008000" fo:text-shadow="1pt 1pt" fo:font-weight="bold" style:font-weight-asian="bold" style:font-weight-complex="bold"/>
    </style:style>
    <style:style style:name="T1" style:family="text">
      <style:text-properties fo:color="#000080" fo:text-shadow="1pt 1pt" fo:font-weight="bold" style:font-weight-asian="bold" style:font-weight-complex="bold"/>
    </style:style>
    <style:style style:name="T2" style:family="text">
      <style:text-properties fo:color="#cc6633" fo:text-shadow="1pt 1pt" fo:font-weight="bold" style:font-weight-asian="bold" style:font-weight-complex="bold"/>
    </style:style>
    <style:style style:name="T3" style:family="text">
      <style:text-properties fo:color="#008000" fo:text-shadow="1pt 1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frame draw:style-name="gr1" draw:text-style-name="P1" draw:layer="layout" svg:width="11.6cm" svg:height="8.603cm" svg:x="6.831cm" svg:y="8.218cm">
          <draw:image xlink:href="Pictures/100002010000042200000272F4CD1E6C.png" xlink:type="simple" xlink:show="embed" xlink:actuate="onLoad">
            <text:p/>
          </draw:image>
        </draw:frame>
        <draw:custom-shape draw:style-name="gr2" draw:text-style-name="P2" draw:layer="layout" svg:width="1cm" svg:height="1cm" svg:x="4.8cm" svg:y="11.31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cm" svg:height="1cm" svg:x="13.3cm" svg:y="14.618cm">
          <text:p text:style-name="P1"><text:span text:style-name="T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cm" svg:height="1cm" svg:x="18.131cm" svg:y="11.018cm">
          <text:p text:style-name="P1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7.575cm" svg:height="7.439cm" svg:x="0.8cm" svg:y="2.418cm">
          <draw:image xlink:href="Pictures/100000000000014F00000149234B08AC.png" xlink:type="simple" xlink:show="embed" xlink:actuate="onLoad">
            <text:p/>
          </draw:image>
        </draw:frame>
        <draw:frame draw:style-name="gr3" draw:text-style-name="P1" draw:layer="layout" svg:width="8.909cm" svg:height="3.368cm" svg:x="11.205cm" svg:y="5.079cm">
          <draw:image xlink:href="Pictures/100000000000018A00000095ED0C1F95.png" xlink:type="simple" xlink:show="embed" xlink:actuate="onLoad">
            <text:p/>
          </draw:image>
        </draw:frame>
        <draw:frame draw:style-name="gr3" draw:text-style-name="P1" draw:layer="layout" svg:width="8.909cm" svg:height="3.368cm" svg:x="3.581cm" svg:y="15.132cm">
          <draw:image xlink:href="Pictures/100000000000018A000000956E899E3E.png" xlink:type="simple" xlink:show="embed" xlink:actuate="onLoad">
            <text:p/>
          </draw:image>
        </draw:frame>
        <draw:path draw:style-name="gr4" draw:text-style-name="P1" draw:layer="layout" svg:width="3.852cm" svg:height="3.224cm" draw:transform="skewX (0.0657989128001862) rotate (1.21317836306126) translate (9.42816353050462cm 16.4898838180073cm)" svg:viewBox="0 0 3853 3225" svg:d="m3017 1234 19 56 17 55 13 58 10 58 7 57 4 58v58l-3 58-5 57-10 58-13 58-16 56-19 55-22 55-24 54-29 52-30 51-35 49-36 48-38 47-42 44-45 43-46 41-49 37-52 37-52 33-54 32-56 29-59 26-59 23-61 22-62 17-62 16-63 12-65 10-63 7-65 4-65 1-64-3-65-4-65-8-63-10-63-14-62-16-62-20-61-21-57-25-58-28-56-29-53-32-53-35-49-36-49-39-45-42-44-43-41-46-37-47-36-48-33-50-30-52-26-52-25-54-20-55-18-56-15-57-11-57-7-58-6-58-2-58-510 1 2 80 6 82 12 81 15 79 21 79 25 78 29 76 33 77 38 74 41 71 46 70 49 68 55 66 56 63 60 60 64 58 67 54 69 52 74 48 75 45 77 41 81 39 82 34 83 30 87 27 86 23 88 19 89 16 91 11 89 6 91 3 90-2 91-5 89-9 91-14 88-17 87-22 87-25 83-30 84-32 80-38 79-40 77-43 73-47 71-51 67-54 67-56 60-59 59-62 55-66 50-66 48-70 43-71 39-74 36-73 30-77 26-78 23-79 17-79 13-81 9-80 4-81-1-82-4-80-10-81-15-80-19-80-23-77-27-78 354-92-826-430-325 833zm-3017 1991zm3600-3225z">
          <text:p/>
        </draw:path>
        <draw:custom-shape draw:style-name="gr5" draw:text-style-name="P1" draw:layer="layout" svg:width="4.3cm" svg:height="6.6cm" svg:x="5.031cm" svg:y="5.518cm">
          <text:p/>
          <draw:enhanced-geometry svg:viewBox="0 0 21600 21600" draw:mirror-horizontal="false" draw:mirror-vertical="true" draw:text-areas="0 0 21600 21600" draw:type="circular-arrow" draw:modifiers="169.226169388405 -32.9951536229532 8553.6070950719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" draw:text-style-name="P1" draw:layer="layout" svg:width="4.739cm" svg:height="4.328cm" draw:transform="rotate (-1.53257361617622) translate (19.194cm 6.517cm)">
          <text:p/>
          <draw:enhanced-geometry svg:viewBox="0 0 21600 21600" draw:text-areas="0 0 21600 21600" draw:type="circular-arrow" draw:modifiers="-172.982740229207 22.8931245881095 7830.4598145356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Blanc-Taronja" draw:style="linear" draw:start-color="#ffffff" draw:end-color="#000080" draw:start-intensity="100%" draw:end-intensity="100%" draw:angle="450" draw:border="0%"/>
    <draw:gradient draw:name="Blanc-Verd" draw:style="linear" draw:start-color="#ffffff" draw:end-color="#198533" draw:start-intensity="100%" draw:end-intensity="100%" draw:angle="345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opacity draw:name="Transparency_20_3" draw:display-name="Transparency 3" draw:style="linear" draw:start="100%" draw:end="40%" draw:angle="0" draw:border="0%"/>
    <draw:opacity draw:name="Transparency_20_4" draw:display-name="Transparency 4" draw:style="linear" draw:start="40%" draw:end="100%" draw:angle="0" draw:border="0%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boratori de Proteòmica CSIC/UAB http://proteomica.uab.cat</meta:initial-creator>
    <meta:creation-date>2013-03-04T18:07:04.12</meta:creation-date>
    <dc:date>2013-05-14T12:17:04</dc:date>
    <meta:editing-duration>PT55M32S</meta:editing-duration>
    <meta:editing-cycles>3</meta:editing-cycles>
    <meta:generator>LibreOffice/4.0.2.2$Linux_X86_64 LibreOffice_project/400m0$Build-2</meta:generator>
    <meta:document-statistic meta:object-count="10"/>
  </office:meta>
</office:document-meta>
</file>